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29e0" officeooo:paragraph-rsid="00012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xiu de pro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29:44.140143722</meta:creation-date>
    <dc:date>2020-02-03T15:30:03.174614617</dc:date>
    <meta:editing-duration>PT23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6.0.7.3$Linux_X86_64 LibreOffice_project/00m0$Build-3</meta:generator>
  </office:meta>
</office:document-meta>
</file>